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9.99mm" svg:height="89.99mm" svg:x="91.32mm" svg:y="1mm">
            <loext:p draw:notify-on-update-of-ranges="List1.A1:List1.A1 List1.A2:List1.A10 List1.B1:List1.B1 List1.B2:List1.B10 List1.C1:List1.C1 List1.C2:List1.C10 List1.D1:List1.D1 List1.D2:List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00.00.00</text:date>, <text:time style:data-style-name="N2" text:time-value="15:56:48.929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08:48:01.613000000</meta:creation-date>
    <meta:editing-cycles>1</meta:editing-cycles>
    <meta:editing-duration>P0D</meta:editing-duration>
    <meta:generator>LibreOfficeDev/5.4.0.0.alpha0$Windows_x86 LibreOffice_project/fedf4e5db7d9f755fa356e986ec0f0b8bf3bef57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78cm" svg:y="8.27cm" style:legend-expansion="wide" chart:style-name="ch2"/>
        <chart:plot-area chart:style-name="ch3" table:cell-range-address="List1.A1:List1.D10" chart:data-source-has-labels="row" svg:x="0.32cm" svg:y="0.18cm" svg:width="15.36cm" svg:height="7.91cm">
          <chartooo:coordinate-region svg:x="0.756cm" svg:y="0.354cm" svg:width="14.645cm" svg:height="7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A2:List1.A10" chart:label-cell-address="List1.A1:List1.A1" chart:class="chart:line">
            <chart:data-point chart:repeated="9"/>
          </chart:series>
          <chart:series chart:style-name="ch7" chart:values-cell-range-address="List1.B2:List1.B10" chart:label-cell-address="List1.B1:List1.B1" chart:class="chart:line">
            <chart:data-point chart:repeated="9"/>
          </chart:series>
          <chart:series chart:style-name="ch8" chart:values-cell-range-address="List1.C2:List1.C10" chart:label-cell-address="List1.C1:List1.C1" chart:class="chart:line">
            <chart:data-point chart:repeated="9"/>
          </chart:series>
          <chart:series chart:style-name="ch9" chart:values-cell-range-address="List1.D2:List1.D10" chart:label-cell-address="List1.D1:List1.D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  <draw:g>
                  <svg:desc>List1.A1:List1.A1</svg:desc>
                </draw:g>
              </table:table-cell>
              <table:table-cell office:value-type="string">
                <text:p>BB</text:p>
                <draw:g>
                  <svg:desc>List1.B1:List1.B1</svg:desc>
                </draw:g>
              </table:table-cell>
              <table:table-cell office:value-type="string">
                <text:p>CC</text:p>
                <draw:g>
                  <svg:desc>List1.C1:List1.C1</svg:desc>
                </draw:g>
              </table:table-cell>
              <table:table-cell office:value-type="string">
                <text:p>DD</text:p>
                <draw:g>
                  <svg:desc>List1.D1:Lis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st1.A2:List1.A10</svg:desc>
                </draw:g>
              </table:table-cell>
              <table:table-cell office:value-type="float" office:value="2">
                <text:p>2</text:p>
                <draw:g>
                  <svg:desc>List1.B2:List1.B10</svg:desc>
                </draw:g>
              </table:table-cell>
              <table:table-cell office:value-type="float" office:value="3">
                <text:p>3</text:p>
                <draw:g>
                  <svg:desc>List1.C2:List1.C10</svg:desc>
                </draw:g>
              </table:table-cell>
              <table:table-cell office:value-type="float" office:value="4">
                <text:p>4</text:p>
                <draw:g>
                  <svg:desc>List1.D2:Lis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